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1c95" officeooo:paragraph-rsid="001a1c95"/>
    </style:style>
    <style:style style:name="P2" style:family="paragraph" style:parent-style-name="Standard" style:list-style-name="L1">
      <style:text-properties officeooo:paragraph-rsid="001a1c95"/>
    </style:style>
    <style:style style:name="P3" style:family="paragraph" style:parent-style-name="Standard" style:list-style-name="L1">
      <style:text-properties officeooo:rsid="001a1c95" officeooo:paragraph-rsid="001cf942"/>
    </style:style>
    <style:style style:name="P4" style:family="paragraph" style:parent-style-name="Standard" style:list-style-name="L1">
      <style:text-properties officeooo:rsid="001a1c95" officeooo:paragraph-rsid="001a1c95"/>
    </style:style>
    <style:style style:name="P5" style:family="paragraph" style:parent-style-name="Standard" style:list-style-name="L1">
      <style:text-properties officeooo:rsid="001b38f0" officeooo:paragraph-rsid="001c4887"/>
    </style:style>
    <style:style style:name="P6" style:family="paragraph" style:parent-style-name="Standard" style:list-style-name="L1">
      <style:text-properties officeooo:rsid="001cf942" officeooo:paragraph-rsid="001cf942"/>
    </style:style>
    <style:style style:name="P7" style:family="paragraph" style:parent-style-name="Standard" style:list-style-name="L1">
      <style:text-properties officeooo:rsid="001ee026" officeooo:paragraph-rsid="001ee026"/>
    </style:style>
    <style:style style:name="P8" style:family="paragraph" style:parent-style-name="Standard" style:list-style-name="L1">
      <style:text-properties style:text-position="0% 100%" officeooo:rsid="001f5bdd" officeooo:paragraph-rsid="001f5bdd"/>
    </style:style>
    <style:style style:name="P9" style:family="paragraph" style:parent-style-name="Standard" style:list-style-name="L1">
      <style:text-properties style:text-position="0% 100%" officeooo:rsid="0021e7f3" officeooo:paragraph-rsid="0021e7f3"/>
    </style:style>
    <style:style style:name="P10" style:family="paragraph" style:parent-style-name="Standard" style:list-style-name="L1">
      <style:text-properties officeooo:rsid="00217192" officeooo:paragraph-rsid="0021e7f3"/>
    </style:style>
    <style:style style:name="P11" style:family="paragraph" style:parent-style-name="Standard" style:list-style-name="L1">
      <style:text-properties officeooo:rsid="002585f0" officeooo:paragraph-rsid="002585f0"/>
    </style:style>
    <style:style style:name="P12" style:family="paragraph" style:parent-style-name="Standard" style:list-style-name="L1">
      <style:text-properties officeooo:rsid="002585f0" officeooo:paragraph-rsid="002720d0"/>
    </style:style>
    <style:style style:name="P13" style:family="paragraph" style:parent-style-name="Standard">
      <style:text-properties officeooo:rsid="002585f0" officeooo:paragraph-rsid="002720d0"/>
    </style:style>
    <style:style style:name="P14" style:family="paragraph" style:parent-style-name="Standard" style:list-style-name="L1">
      <style:text-properties officeooo:rsid="00259f58" officeooo:paragraph-rsid="00259f58"/>
    </style:style>
    <style:style style:name="P15" style:family="paragraph" style:parent-style-name="Standard" style:list-style-name="L1">
      <style:text-properties officeooo:rsid="002720d0" officeooo:paragraph-rsid="002720d0"/>
    </style:style>
    <style:style style:name="P16" style:family="paragraph" style:parent-style-name="Standard" style:list-style-name="L1">
      <style:text-properties officeooo:rsid="002a2620" officeooo:paragraph-rsid="002a2620"/>
    </style:style>
    <style:style style:name="P17" style:family="paragraph" style:parent-style-name="Standard" style:list-style-name="L1">
      <style:text-properties officeooo:rsid="002a2620" officeooo:paragraph-rsid="002a97e4"/>
    </style:style>
    <style:style style:name="P18" style:family="paragraph" style:parent-style-name="Standard" style:list-style-name="L1">
      <style:text-properties officeooo:rsid="002a2620" officeooo:paragraph-rsid="002b7eae"/>
    </style:style>
    <style:style style:name="P19" style:family="paragraph" style:parent-style-name="Standard" style:list-style-name="L1">
      <style:text-properties officeooo:rsid="002b7eae" officeooo:paragraph-rsid="002b7eae"/>
    </style:style>
    <style:style style:name="P20" style:family="paragraph" style:parent-style-name="Standard">
      <style:text-properties officeooo:rsid="002b7eae" officeooo:paragraph-rsid="002b7eae"/>
    </style:style>
    <style:style style:name="T1" style:family="text">
      <style:text-properties officeooo:rsid="001a1c9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a1c95"/>
    </style:style>
    <style:style style:name="T4" style:family="text">
      <style:text-properties style:text-position="super 58%" officeooo:rsid="002720d0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a1c95"/>
    </style:style>
    <style:style style:name="T7" style:family="text">
      <style:text-properties style:text-position="0% 100%" officeooo:rsid="001f5bdd"/>
    </style:style>
    <style:style style:name="T8" style:family="text">
      <style:text-properties style:text-position="0% 100%" officeooo:rsid="002720d0"/>
    </style:style>
    <style:style style:name="T9" style:family="text">
      <style:text-properties style:text-position="0% 100%" officeooo:rsid="002775f3"/>
    </style:style>
    <style:style style:name="T10" style:family="text">
      <style:text-properties style:text-position="0% 100%" officeooo:rsid="002a2620"/>
    </style:style>
    <style:style style:name="T11" style:family="text">
      <style:text-properties style:text-position="0% 100%" officeooo:rsid="002b7eae"/>
    </style:style>
    <style:style style:name="T12" style:family="text">
      <style:text-properties officeooo:rsid="001c4887"/>
    </style:style>
    <style:style style:name="T13" style:family="text">
      <style:text-properties officeooo:rsid="001c87b0"/>
    </style:style>
    <style:style style:name="T14" style:family="text">
      <style:text-properties officeooo:rsid="002720d0"/>
    </style:style>
    <style:style style:name="T15" style:family="text">
      <style:text-properties officeooo:rsid="002775f3"/>
    </style:style>
    <style:style style:name="T16" style:family="text">
      <style:text-properties officeooo:rsid="002a97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odnough</text:p>
      <text:p text:style-name="P1">CS549</text:p>
      <text:p text:style-name="P1">12/8/12</text:p>
      <text:p text:style-name="P1">HW12</text:p>
      <text:p text:style-name="P1"/>
      <text:list xml:id="list2863639125530792701" text:style-name="L1">
        <text:list-item>
          <text:p text:style-name="P2"><text:s/></text:p>
          <text:list>
            <text:list-item>
              <text:p text:style-name="P5">Given a point in motion we can detect its velocity by evaluating its distance traveled over time via Vw = Xw-Xw’ / T.</text:p>
              <text:p text:style-name="P3">As <text:span text:style-name="T12">point </text:span>Xw <text:span text:style-name="T12">is</text:span> Xavg(|B|<text:span text:style-name="T2">2</text:span><text:span text:style-name="T5">/B*delta</text:span>) <text:span text:style-name="T13">then we can equate Vw to as the average of the world velocity * </text:span>(|B|<text:span text:style-name="T2">2</text:span><text:span text:style-name="T5">/B*delta</text:span>) – <text:span text:style-name="T13">the original point * change in delta/change in <text:s/>time</text:span></text:p>
              <text:p text:style-name="P6">This can be written as</text:p>
              <text:p text:style-name="P6">Vavg(<text:span text:style-name="T1">(|B|</text:span><text:span text:style-name="T3">2</text:span><text:span text:style-name="T6">/B*delta</text:span><text:span text:style-name="T1">)</text:span>) – Xw(B*(ddelta/dtime)/B*delta) = Vw</text:p>
              <text:p text:style-name="P5"/>
            </text:list-item>
            <text:list-item>
              <text:p text:style-name="P4"><text:s text:c="2"/></text:p>
              <text:p text:style-name="P7">Xw = Avg (Xl,Xr)* b<text:span text:style-name="T2">2</text:span><text:span text:style-name="T5"> /B*delta </text:span></text:p>
              <text:p text:style-name="P8">Avg(Xl,Xr) = [0,2t,0,f]</text:p>
              <text:p text:style-name="P10"><text:span text:style-name="T5">Xw = </text:span><text:span text:style-name="T7">[0,2t,0,f]*</text:span><text:span text:style-name="T5">[delta*b,0,0] - </text:span><text:span text:style-name="T7">[0,2t,0,f]*</text:span><text:span text:style-name="T5">[delta*b,0,0] </text:span></text:p>
              <text:p text:style-name="P9">Vw = [0,0,0,0]</text:p>
              <text:p text:style-name="P8"/>
            </text:list-item>
          </text:list>
        </text:list-item>
        <text:list-item>
          <text:p text:style-name="P4"><text:s/></text:p>
          <text:list>
            <text:list-item>
              <text:p text:style-name="P11"><text:span text:style-name="T14">a)</text:span>p(x,y) = 2x <text:s/>q(x,y) = 2y</text:p>
              <text:p text:style-name="P11"><text:span text:style-name="T14">b)</text:span>p(x,y) = 2y <text:s/>q(x,y) = 2x</text:p>
            </text:list-item>
            <text:list-item>
              <text:p text:style-name="P14">Given rotationally symmetric <text:span text:style-name="T14">over reflectance such that x = y at a 90</text:span><text:span text:style-name="T4">o </text:span><text:span text:style-name="T8">rotation. </text:span></text:p>
              <text:p text:style-name="P15"><text:span text:style-name="T5">The above equations are equivalent such that if x’ = y and y’ = x</text:span></text:p>
              <text:p text:style-name="P12"><text:span text:style-name="T15">c)</text:span>p(x’,y’) = 2x’ <text:span text:style-name="T14">= 2y </text:span><text:s text:c="2"/>q(x’,y’) = 2y’ <text:span text:style-name="T14">= 2x</text:span></text:p>
              <text:p text:style-name="P12"><text:span text:style-name="T9">d</text:span><text:span text:style-name="T8">)</text:span><text:span text:style-name="T5">p(x’,y’) = 2y’ </text:span><text:span text:style-name="T8">= 2x </text:span><text:span text:style-name="T5"><text:s/>q(x’,y’) = 2x’ </text:span><text:span text:style-name="T8">= 2y</text:span></text:p>
            </text:list-item>
          </text:list>
        </text:list-item>
      </text:list>
      <text:p text:style-name="P13"><text:span text:style-name="T8"><text:tab/><text:tab/>here the equation </text:span><text:span text:style-name="T9">c is equivalent to equation b and a equal to d</text:span></text:p>
      <text:list xml:id="list130644399468369" text:continue-numbering="true" text:style-name="L1">
        <text:list-item>
          <text:p text:style-name="P17"><text:s/><text:span text:style-name="T16">The vector Xk has two parts that of the pose xvk and set of map locations m.</text:span></text:p>
          <text:p text:style-name="P17"><text:span text:style-name="T8">A</text:span><text:span text:style-name="T5">s Pk-1|k-1 = [[Pvv Pvm][PvmT Pmm]</text:span></text:p>
          <text:p text:style-name="P16"><text:span text:style-name="T5">and Pk|k-1 = ∇f x P k−1|k−1 ∇f x T + ∇f u U k ∇f u T </text:span></text:p>
          <text:p text:style-name="P16"><text:span text:style-name="T5">where</text:span> ∇fvx = ∂fv/∂xvk-1 and ∇fvu = ∂fv/∂uk,</text:p>
          <text:p text:style-name="P19">The pose only changes relative to <text:s/><text:span text:style-name="T10">Pk|k-1 </text:span><text:span text:style-name="T5">in terms of v, m. </text:span></text:p>
          <text:p text:style-name="P19"><text:span text:style-name="T5">Pvv is equivalent to <text:s/></text:span><text:span text:style-name="T10">Pk|k-1 </text:span><text:span text:style-name="T5">in terms of </text:span><text:span text:style-name="T10">Pk-1|k-1.</text:span></text:p>
          <text:p text:style-name="P19"><text:span text:style-name="T10">a</text:span><text:span text:style-name="T5">nd Pmm is equivalent to Pmm in terms of <text:s/></text:span><text:span text:style-name="T10">Pk-1|k-1</text:span></text:p>
          <text:p text:style-name="P19"><text:span text:style-name="T10">A</text:span><text:span text:style-name="T5">s Pvm and Pmv are relative to the pose of a robot it is scaled to ∇fvx (transpose for Pmv)</text:span></text:p>
          <text:p text:style-name="P19">Therefore the covariance prediction must simplify to </text:p>
        </text:list-item>
      </text:list>
      <text:p text:style-name="P20"/>
      <text:p text:style-name="P20"/>
      <text:list xml:id="list130643324141501" text:continue-numbering="true" text:style-name="L1">
        <text:list-header>
          <text:p text:style-name="P18"><text:span text:style-name="T5"><text:s/>Pk|k-1 </text:span><text:span text:style-name="T11">= [[</text:span><text:span text:style-name="T5">∇f x P k−1|k−1 ∇f x T + ∇f u U k ∇f u T <text:s text:c="5"/></text:span><text:span text:style-name="T11">∇fvxPvv,k−1|k−1],</text:span></text:p>
          <text:list>
            <text:list-item>
              <text:list>
                <text:list-item>
                  <text:list>
                    <text:list-header>
                      <text:p text:style-name="P18"><text:span text:style-name="T11">[ P Tvv,k−1|k−1∇fvxT <text:s text:c="3"/>Pmm,k−1|k−1]]</text:span></text:p>
                    </text:list-header>
                  </text:list>
                </text:list-item>
              </text:list>
              <text:p text:style-name="P11"/>
              <text:p text:style-name="P4"/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16:27.203892236</meta:creation-date>
    <dc:date>2019-12-08T13:05:00.940433017</dc:date>
    <meta:editing-duration>PT41M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94" meta:character-count="1507" meta:non-whitespace-character-count="1217"/>
  </office:meta>
</office:document-meta>
</file>